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alidatablePropertyGrammar.onBeginCheck( AnnotationInstance annotation , AnnotationInstance [ ] parentAnnotations , MemberDeclaration classMember )</text:p>
          </table:table-cell>
          <table:table-cell office:value-type="float" office:value="8">
            <text:p text:style-name="Table_20_Contents">8</text:p>
          </table:table-cell>
          <table:table-cell office:value-type="float" office:value="9">
            <text:p text:style-name="Table_20_Contents">9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ValidatablePropertyGrammar.getRequiredAtt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ablePropertyGrammar.getMutuallyExclusiveAtt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ablePropertyGrammar.ValidatablePropertyGrammar( CoreAnnotationProcessorEnv env , Diagnostics diags , RuntimeVersionChecker rv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